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officeooo:rsid="00026d0b" officeooo:paragraph-rsid="00026d0b" style:font-size-asian="21pt" style:font-size-complex="24pt"/>
    </style:style>
    <style:style style:name="P2" style:family="paragraph" style:parent-style-name="Standard">
      <style:text-properties fo:font-size="24pt" officeooo:rsid="00045ed4" officeooo:paragraph-rsid="00045ed4" style:font-size-asian="21pt" style:font-size-complex="24pt"/>
    </style:style>
    <style:style style:name="P3" style:family="paragraph" style:parent-style-name="Standard">
      <style:text-properties fo:font-size="24pt" officeooo:rsid="00026d0b" officeooo:paragraph-rsid="00026d0b" style:font-size-asian="21pt" style:font-size-complex="24pt"/>
    </style:style>
    <style:style style:name="P4" style:family="paragraph" style:parent-style-name="Standard">
      <style:text-properties fo:font-size="24pt" officeooo:rsid="0005eb9e" officeooo:paragraph-rsid="0005eb9e" style:font-size-asian="21pt" style:font-size-complex="24pt"/>
    </style:style>
    <style:style style:name="T1" style:family="text">
      <style:text-properties officeooo:rsid="00056d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ZZZZZZZZZZZZZZZ………...</text:p>
      <text:p text:style-name="P1">Well. The world is small they <text:span text:style-name="T1">say</text:span>. Global village is a fancy name. The essence of the friendly village where all the people are one family, is lost. What we fail to understand is that in this dog eat dog world there is no sense of fraternity or brotherhood. Their love is decoy and you are just a toy in their hands and your feelings are features they can exploit. You are just a source to make the life of other people interesting. You come in their li<text:span text:style-name="T1">ves</text:span> and they just entertain themselves with you. Just like one time use tissues. You really need them when your nose is running but once you are done you just throw it away. You don’<text:span text:style-name="T1">t</text:span> even think about it. The tree first gave you shade, provided you with comfort and protection. It bore fruits for you. It met it’s end not to wipe your <text:s/>nose. <text:span text:style-name="T1">T</text:span>hat’s how people treat you. They get as much use out of you as they can and then discard you.</text:p>
      <text:p text:style-name="P4"/>
      <text:p text:style-name="P4">K DRAMA TO WATCH</text:p>
      <text:p text:style-name="P4">UNCONDITIONALLY <text:s text:c="2"/>FOND</text:p>
      <text:p text:style-name="P4">THE <text:s text:c="2"/>HEIRS</text:p>
      <text:p text:style-name="P4">MY LOVE FROM THE STARS</text:p>
      <text:p text:style-name="P4">OH MY VENUS</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4:00:20.663251530</meta:creation-date>
    <dc:date>2019-03-10T23:58:27.717955405</dc:date>
    <meta:editing-duration>PT37M6S</meta:editing-duration>
    <meta:editing-cycles>4</meta:editing-cycles>
    <meta:generator>LibreOffice/5.1.6.2$Linux_X86_64 LibreOffice_project/10m0$Build-2</meta:generator>
    <meta:document-statistic meta:table-count="0" meta:image-count="0" meta:object-count="0" meta:page-count="2" meta:paragraph-count="7" meta:word-count="189" meta:character-count="993" meta:non-whitespace-character-count="806"/>
  </office:meta>
</office:document-meta>
</file>